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8800000125944BB885.png" manifest:media-type="image/png"/>
  <manifest:file-entry manifest:full-path="Pictures/10000000000002FC00000125B4EE63F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144cm" svg:height="7.751cm" svg:x="1.885cm" svg:y="3.254cm">
          <draw:image xlink:href="Pictures/100000000000028800000125944BB885.png" xlink:type="simple" xlink:show="embed" xlink:actuate="onLoad">
            <text:p/>
          </draw:image>
        </draw:frame>
        <draw:frame draw:style-name="gr1" draw:text-style-name="P1" draw:layer="layout" svg:width="18.999cm" svg:height="7.285cm" svg:x="0.957cm" svg:y="13.387cm">
          <draw:image xlink:href="Pictures/10000000000002FC00000125B4EE63F5.png" xlink:type="simple" xlink:show="embed" xlink:actuate="onLoad">
            <text:p/>
          </draw:image>
        </draw:frame>
        <draw:custom-shape draw:style-name="gr2" draw:text-style-name="P1" draw:layer="layout" svg:width="0.9cm" svg:height="1.5cm" svg:x="9.7cm" svg:y="11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3.9cm" svg:height="0.5cm" svg:x="6.5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201cm" svg:height="0.801cm" svg:x="13.099cm" svg:y="1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K </meta:initial-creator>
    <meta:creation-date>2014-03-05T16:54:14</meta:creation-date>
    <dc:date>2014-03-05T18:17:12</dc:date>
    <dc:creator>cK </dc:creator>
    <meta:editing-duration>PT52M37S</meta:editing-duration>
    <meta:editing-cycles>1</meta:editing-cycles>
    <meta:document-statistic meta:object-count="5"/>
    <meta:generator>LibreOffice/3.5$Linux_X86_64 LibreOffice_project/350m1$Build-2</meta:generator>
  </office:meta>
</office:document-meta>
</file>